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size="24pt" style:font-size-asian="24pt" style:font-size-complex="24pt"/>
    </style:style>
    <style:style style:name="P2" style:family="paragraph" style:parent-style-name="Heading_20_4">
      <style:text-properties fo:font-size="16pt" style:font-size-asian="16pt" style:font-size-complex="16pt"/>
    </style:style>
    <style:style style:name="P3" style:family="paragraph" style:parent-style-name="Standard">
      <style:text-properties fo:font-size="16pt" style:font-size-asian="16pt" style:font-size-complex="16pt"/>
    </style:style>
    <style:style style:name="P4" style:family="paragraph" style:parent-style-name="Text_20_body" style:list-style-name="L1"/>
    <style:style style:name="P5" style:family="paragraph" style:parent-style-name="Text_20_body">
      <style:text-properties fo:font-size="16pt" style:font-size-asian="16pt" style:font-size-complex="16pt"/>
    </style:style>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list-style-name="L5"/>
    <style:style style:name="P10" style:family="paragraph" style:parent-style-name="Text_20_body" style:list-style-name="L6"/>
    <style:style style:name="P11" style:family="paragraph" style:parent-style-name="Text_20_body" style:list-style-name="L7"/>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T1" style:family="text">
      <style:text-properties fo:font-size="16pt" style:font-size-asian="16pt" style:font-size-complex="16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Adubo com Restos de Frutas: Uma Abordagem Sustentável para a Agricultura</text:h>
      <text:h text:style-name="P2" text:outline-level="4">Introdução</text:h>
      <text:p text:style-name="P5">Nos últimos anos, a demanda por práticas agrícolas sustentáveis tem crescido significativamente, impulsionada pela necessidade de mitigar os impactos ambientais e promover a segurança alimentar. Uma dessas práticas é o uso de adubos orgânicos, como os produzidos a partir de restos de frutas. Este trabalho explora os benefícios, processo de compostagem e aplicação desses adubos, destacando sua importância na agricultura sustentável.</text:p>
      <text:h text:style-name="P2" text:outline-level="4">Composição Nutricional dos Restos de Frutas</text:h>
      <text:p text:style-name="P5">Os restos de frutas, incluindo cascas, polpas e sementes, são ricos em nutrientes essenciais para o crescimento das plantas. Estes resíduos são compostos principalmente por:</text:p>
      <text:list xml:id="list2486287205" text:style-name="L4">
        <text:list-item>
          <text:p text:style-name="P13"><text:span text:style-name="Strong_20_Emphasis"><text:span text:style-name="T1">Nitrogênio:</text:span></text:span><text:span text:style-name="T1"> Fundamental para o desenvolvimento das folhas e produção de clorofila.</text:span></text:p>
        </text:list-item>
        <text:list-item>
          <text:p text:style-name="P13"><text:span text:style-name="Strong_20_Emphasis"><text:span text:style-name="T1">Fósforo:</text:span></text:span><text:span text:style-name="T1"> Promove o enraizamento e o desenvolvimento das flores e frutos.</text:span></text:p>
        </text:list-item>
        <text:list-item>
          <text:p text:style-name="P13"><text:span text:style-name="Strong_20_Emphasis"><text:span text:style-name="T1">Potássio:</text:span></text:span><text:span text:style-name="T1"> Contribui para a resistência das plantas a doenças e estresses ambientais.</text:span></text:p>
        </text:list-item>
        <text:list-item>
          <text:p text:style-name="P8"><text:span text:style-name="Strong_20_Emphasis"><text:span text:style-name="T1">Micronutrientes:</text:span></text:span><text:span text:style-name="T1"> Como cálcio, magnésio, ferro e zinco, que desempenham papéis vitais em várias funções metabólicas das plantas.</text:span></text:p>
        </text:list-item>
      </text:list>
      <text:h text:style-name="P2" text:outline-level="4">Benefícios do Uso de Adubo com Restos de Frutas</text:h>
      <text:list xml:id="list3111132312" text:style-name="L5">
        <text:list-item>
          <text:p text:style-name="P9"><text:span text:style-name="Strong_20_Emphasis"><text:span text:style-name="T1">Sustentabilidade Ambiental:</text:span></text:span><text:span text:style-name="T1"> A compostagem de restos de frutas reduz a quantidade de resíduos enviados para aterros sanitários, diminuindo as emissões de metano. Além disso, substitui o uso de fertilizantes químicos, que podem poluir o solo e os recursos hídricos.</text:span></text:p>
        </text:list-item>
        <text:list-item>
          <text:p text:style-name="P9"><text:soft-page-break/><text:span text:style-name="Strong_20_Emphasis"><text:span text:style-name="T1">Melhoria da Fertilidade do Solo:</text:span></text:span><text:span text:style-name="T1"> Os adubos orgânicos melhoram a estrutura do solo, aumentando sua capacidade de retenção de água e nutrientes. Isso resulta em culturas mais saudáveis e produtivas a longo prazo.</text:span></text:p>
        </text:list-item>
        <text:list-item>
          <text:p text:style-name="P9"><text:span text:style-name="Strong_20_Emphasis"><text:span text:style-name="T1">Redução de Custos:</text:span></text:span><text:span text:style-name="T1"> Agricultores que utilizam adubos com restos de frutas podem reduzir os custos com fertilizantes comerciais, tornando a prática não apenas sustentável, mas também economicamente vantajosa.</text:span></text:p>
        </text:list-item>
        <text:list-item>
          <text:p text:style-name="P9"><text:span text:style-name="Strong_20_Emphasis"><text:span text:style-name="T1">Benefícios para a Biodiversidade:</text:span></text:span><text:span text:style-name="T1"> A fertilização orgânica promove a saúde do solo, criando um ambiente propício para organismos benéficos, como minhocas e microrganismos, que ajudam na decomposição dos resíduos e na ciclagem de nutrientes.</text:span></text:p>
        </text:list-item>
      </text:list>
      <text:h text:style-name="P2" text:outline-level="4">Processo de Compostagem</text:h>
      <text:p text:style-name="P5">A compostagem é o processo pelo qual os restos de frutas são transformados em adubo orgânico. Este processo pode ser realizado em pequena escala em propriedades agrícolas ou até mesmo em ambientes urbanos, utilizando composteiras domésticas. Os passos básicos incluem:</text:p>
      <text:list xml:id="list4101903291" text:style-name="L6">
        <text:list-item>
          <text:p text:style-name="P10"><text:span text:style-name="Strong_20_Emphasis"><text:span text:style-name="T1">Coleta de Resíduos:</text:span></text:span><text:span text:style-name="T1"> Recolha cascas de frutas, polpas e outras partes não comestíveis após o consumo humano.</text:span></text:p>
        </text:list-item>
        <text:list-item>
          <text:p text:style-name="P10"><text:span text:style-name="Strong_20_Emphasis"><text:span text:style-name="T1">Preparação e Mistura:</text:span></text:span><text:span text:style-name="T1"> Triture ou corte os resíduos em pedaços menores para acelerar a decomposição. Misture os restos de frutas com outros materiais ricos em carbono, como folhas secas, para alcançar a proporção ideal de carbono e nitrogênio.</text:span></text:p>
        </text:list-item>
        <text:list-item>
          <text:p text:style-name="P10"><text:span text:style-name="Strong_20_Emphasis"><text:span text:style-name="T1">Compostagem Aeróbica:</text:span></text:span><text:span text:style-name="T1"> Mantenha a pilha de compostagem aerada, virando os materiais regularmente para promover a aeração e acelerar o processo de decomposição. Monitore a umidade e a temperatura para garantir condições ideais para os micro-organismos decompositores.</text:span></text:p>
        </text:list-item>
        <text:list-item>
          <text:p text:style-name="P10"><text:span text:style-name="Strong_20_Emphasis"><text:span text:style-name="T1">Maturação:</text:span></text:span><text:span text:style-name="T1"> Após alguns meses, os resíduos de frutas se decompõem completamente em um composto escuro e rico em nutrientes, pronto para ser aplicado no solo.</text:span></text:p>
        </text:list-item>
      </text:list>
      <text:h text:style-name="P2" text:outline-level="4"><text:soft-page-break/>Aplicação e Manejo do Adubo Orgânico</text:h>
      <text:p text:style-name="P5">O adubo resultante da compostagem de restos de frutas pode ser aplicado de diversas formas, dependendo das necessidades específicas das culturas:</text:p>
      <text:list xml:id="list3118123730" text:style-name="L7">
        <text:list-item>
          <text:p text:style-name="P11"><text:span text:style-name="Strong_20_Emphasis"><text:span text:style-name="T1">Adubação de Cobertura:</text:span></text:span><text:span text:style-name="T1"> Espalhe uma camada fina de composto ao redor das plantas, garantindo que não entre em contato direto com caules ou folhas para evitar problemas fitossanitários.</text:span></text:p>
        </text:list-item>
        <text:list-item>
          <text:p text:style-name="P11"><text:span text:style-name="Strong_20_Emphasis"><text:span text:style-name="T1">Adubação de Plantio:</text:span></text:span><text:span text:style-name="T1"> Misture o composto com o solo antes do plantio para melhorar a fertilidade e a estrutura do solo.</text:span></text:p>
        </text:list-item>
        <text:list-item>
          <text:p text:style-name="P11"><text:span text:style-name="Strong_20_Emphasis"><text:span text:style-name="T1">Adubação em Sulcos:</text:span></text:span><text:span text:style-name="T1"> Aplique o composto diretamente nos sulcos durante o plantio de culturas em fileiras.</text:span></text:p>
        </text:list-item>
      </text:list>
      <text:h text:style-name="P2" text:outline-level="4">Considerações Ambientais e Econômicas</text:h>
      <text:p text:style-name="P5">Além dos benefícios diretos para a agricultura, o uso de adubos com restos de frutas contribui para a mitigação das mudanças climáticas, reduzindo as emissões de gases de efeito estufa associadas ao descarte de resíduos orgânicos em aterros. Também fortalece a economia local ao reduzir a dependência de fertilizantes importados e promover práticas agrícolas mais autossuficientes e resilientes.</text:p>
      <text:h text:style-name="P2" text:outline-level="4">Conclusão</text:h>
      <text:p text:style-name="P5">Em suma, o adubo produzido a partir de restos de frutas representa uma solução sustentável e eficaz para a agricultura moderna. Ao fechar o ciclo de nutrientes e promover práticas agrícolas regenerativas, os agricultores não apenas melhoram a saúde do solo e a produtividade das culturas, mas também contribuem para a conservação dos recursos naturais e a resiliência dos ecossistemas agrícolas frente aos desafios ambientais atuais.</text:p>
      <text:p text:style-name="P5">Investir em adubos orgânicos não só responde às demandas por produção de alimentos sustentável, mas também posiciona a agricultura como parte da solução para os desafios globais de segurança alimentar e mudanças climáticas. Portanto, incentivar a adoção dessas práticas entre agricultores e consumidores é crucial para construir um futuro agrícola mais sustentável e equilibrado.</text:p>
      <text:p text:style-name="P5"><text:soft-page-break/></text:p>
      <text:p text:style-name="P5"/>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4:03:23.056323725</meta:creation-date>
    <dc:date>2024-07-02T14:10:18.129915561</dc:date>
    <meta:editing-duration>PT6M54S</meta:editing-duration>
    <meta:editing-cycles>2</meta:editing-cycles>
    <meta:document-statistic meta:table-count="0" meta:image-count="0" meta:object-count="0" meta:page-count="4" meta:paragraph-count="30" meta:word-count="747" meta:character-count="4986" meta:non-whitespace-character-count="4284"/>
    <meta:generator>LibreOffice/7.0.6.2$Linux_X86_64 LibreOffice_project/144abb84a525d8e30c9dbbefa69cbbf2d8d4ae3b</meta:generator>
  </office:meta>
</office:document-meta>
</file>